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Standard">
      <style:paragraph-properties fo:margin-left="2.014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5" style:family="paragraph" style:parent-style-name="Standard">
      <style:paragraph-properties fo:margin-left="2.014cm" fo:margin-right="0cm" fo:text-align="start" style:justify-single-word="false" fo:text-indent="0cm" style:auto-text-indent="false" style:text-autospace="non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1.692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paragraph">
      <style:text-properties fo:font-style="italic" style:text-underline-style="solid" style:text-underline-width="auto" style:text-underline-color="font-color" style:font-style-asian="italic" style:font-style-complex="italic"/>
    </style:style>
    <style:style style:name="P8" style:family="paragraph" style:parent-style-name="paragraph">
      <style:text-properties fo:font-style="normal" style:text-underline-style="none" style:font-style-asian="normal" style:font-style-complex="normal"/>
    </style:style>
    <style:style style:name="P9" style:family="paragraph" style:parent-style-name="paragraph">
      <style:text-properties style:text-underline-style="none" fo:font-weight="normal" style:font-weight-asian="normal" style:font-weight-complex="normal"/>
    </style:style>
    <style:style style:name="P10"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1" style:family="paragraph" style:parent-style-name="paragraph">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normal"/>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2.014cm" fo:margin-right="0cm" fo:text-indent="0.016cm" style:auto-text-indent="false">
        <style:tab-stops/>
      </style:paragraph-properties>
    </style:style>
    <style:style style:name="P16" style:family="paragraph" style:parent-style-name="Standard">
      <style:paragraph-properties fo:margin-left="2.004cm" fo:margin-right="0cm" fo:text-align="start" style:justify-single-word="false"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2.004cm" fo:margin-right="0cm"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2.004cm" fo:margin-right="0cm" fo:text-indent="0cm"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2.004cm" fo:margin-right="0cm" fo:text-indent="0cm"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2.004cm" fo:margin-right="0cm" fo:margin-top="0cm" fo:margin-bottom="0cm" fo:text-indent="0cm"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2.004cm" fo:margin-right="0cm" fo:margin-top="0cm" fo:margin-bottom="0cm" fo:text-indent="0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cm" fo:margin-bottom="0cm"/>
    </style:style>
    <style:style style:name="P23" style:family="paragraph" style:parent-style-name="paragraph">
      <style:paragraph-properties fo:margin-top="0cm" fo:margin-bottom="0cm"/>
      <style:text-properties fo:font-weight="bold" style:font-weight-asian="bold" style:font-weight-complex="bold"/>
    </style:style>
    <style:style style:name="P24" style:family="paragraph" style:parent-style-name="paragraph">
      <style:paragraph-properties fo:margin-top="0cm" fo:margin-bottom="0cm"/>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cm" fo:margin-bottom="0cm"/>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cm" fo:margin-bottom="0cm"/>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cm" fo:margin-bottom="0cm"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3.752cm" fo:margin-right="0cm" fo:text-indent="-0.635cm"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3.752cm" fo:margin-right="0cm" fo:text-indent="-0.635cm"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3.808cm" fo:margin-right="0cm" fo:text-indent="0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10">
      <style:paragraph-properties fo:margin-left="1.27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10">
      <style:paragraph-properties fo:margin-left="1.27cm" fo:margin-right="0cm" fo:text-align="start" style:justify-single-word="false" fo:text-indent="0.769cm"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list-style-name="L3">
      <style:text-properties style:text-underline-style="none" fo:font-weight="normal" style:font-weight-asian="normal" style:font-weight-complex="normal"/>
    </style:style>
    <style:style style:name="P40" style:family="paragraph" style:parent-style-name="paragraph" style:list-style-name="L4"/>
    <style:style style:name="P41" style:family="paragraph" style:parent-style-name="paragraph" style:list-style-name="L7"/>
    <style:style style:name="P42" style:family="paragraph" style:parent-style-name="paragraph">
      <style:text-properties fo:font-style="normal" style:text-underline-style="none" style:font-style-asian="normal" style:font-style-complex="normal"/>
    </style:style>
    <style:style style:name="P43" style:family="paragraph" style:parent-style-name="paragraph" style:list-style-name="L1">
      <style:paragraph-properties fo:margin-left="1.759cm" fo:margin-right="0cm" fo:text-indent="0cm" style:auto-text-indent="false"/>
    </style:style>
    <style:style style:name="P44" style:family="paragraph" style:parent-style-name="paragraph" style:list-style-name="L1">
      <style:paragraph-properties fo:margin-left="1.759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45" style:family="paragraph" style:parent-style-name="paragraph" style:list-style-name="L6">
      <style:paragraph-properties fo:margin-left="3.752cm" fo:margin-right="0cm" fo:text-indent="-0.635cm" style:auto-text-indent="false"/>
      <style:text-properties style:text-underline-style="solid" style:text-underline-width="auto" style:text-underline-color="font-color" fo:font-weight="bold" style:font-weight-asian="bold" style:font-weight-complex="bold"/>
    </style:style>
    <style:style style:name="P46" style:family="paragraph" style:parent-style-name="paragraph" style:list-style-name="L6">
      <style:paragraph-properties fo:margin-left="3.27cm" fo:margin-right="0cm" fo:text-indent="-0.635cm" style:auto-text-indent="false">
        <style:tab-stops/>
      </style:paragraph-properties>
      <style:text-properties style:text-underline-style="solid" style:text-underline-width="auto" style:text-underline-color="font-color" fo:font-weight="bold" style:font-weight-asian="bold" style:font-weight-complex="bold"/>
    </style:style>
    <style:style style:name="P47" style:family="paragraph" style:parent-style-name="paragraph" style:list-style-name="L6">
      <style:paragraph-properties fo:margin-left="3.27cm" fo:margin-right="0cm" fo:text-indent="-0.635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8" style:family="paragraph" style:parent-style-name="paragraph" style:list-style-name="L8">
      <style:paragraph-properties fo:margin-left="5.002cm" fo:margin-right="0cm" fo:text-indent="-0.635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9" style:family="paragraph" style:parent-style-name="paragraph" style:list-style-name="L9">
      <style:paragraph-properties fo:margin-top="0cm" fo:margin-bottom="0cm"/>
    </style:style>
    <style:style style:name="P50" style:family="paragraph" style:parent-style-name="paragraph">
      <style:paragraph-properties fo:margin-top="0cm" fo:margin-bottom="0cm"/>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1" style:family="paragraph" style:parent-style-name="paragraph">
      <style:paragraph-properties fo:margin-top="0cm" fo:margin-bottom="0cm"/>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52" style:family="paragraph" style:parent-style-name="Heading_20_2">
      <style:paragraph-properties fo:break-before="page"/>
    </style:style>
    <style:style style:name="P53" style:family="paragraph">
      <style:paragraph-properties fo:margin-left="0cm" fo:margin-right="0cm" fo:text-indent="0cm" style:writing-mode="lr-tb">
        <style:tab-stops/>
      </style:paragraph-properties>
    </style:style>
    <style:style style:name="P5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fo:text-align="center"/>
    </style:style>
    <style:style style:name="P56"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9" style:family="text">
      <style:text-properties style:font-name="Times New Roman" fo:font-size="12pt" style:font-name-asian="GOPOPA+TimesNewRoman" style:font-size-asian="12pt" style:font-name-complex="GOPOPA+TimesNewRoman" style:font-size-complex="12pt"/>
    </style:style>
    <style:style style:name="T1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style:font-name-asian="GOPOPA+TimesNewRoman" style:font-size-asian="12pt" style:font-name-complex="GOPOPA+TimesNewRoman" style:font-size-complex="12pt"/>
    </style:style>
    <style:style style:name="T15"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6"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7" style:family="text">
      <style:text-properties style:font-name="Times New Roman" fo:font-size="12pt" fo:background-color="transparent" style:font-name-asian="GOPOPA+TimesNewRoman" style:font-size-asian="12pt" style:font-name-complex="GOPOPA+TimesNewRoman" style:font-size-complex="12pt"/>
    </style:style>
    <style:style style:name="T18" style:family="text">
      <style:text-properties style:font-size-complex="12pt" style:font-weight-complex="bold"/>
    </style:style>
    <style:style style:name="T19" style:family="text">
      <style:text-properties style:font-size-complex="12pt" style:font-weight-complex="normal"/>
    </style:style>
    <style:style style:name="T20" style:family="text">
      <style:text-properties style:font-name-asian="GOPOPA+TimesNewRoman" style:font-name-complex="GOPOPA+TimesNewRoman"/>
    </style:style>
    <style:style style:name="T21" style:family="text">
      <style:text-properties style:font-name-asian="GOPPGC+Arial,Bold" style:font-name-complex="GOPPGC+Arial,Bold"/>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style:font-name-asian="GOPOPA+TimesNewRoman" style:font-name-complex="GOPOPA+TimesNewRoman"/>
    </style:style>
    <style:style style:name="T25" style:family="text">
      <style:text-properties style:text-underline-style="none" style:font-name-asian="GOPPGC+Arial,Bold" style:font-name-complex="GOPPGC+Arial,Bold"/>
    </style:style>
    <style:style style:name="T26" style:family="text">
      <style:text-properties fo:language="nl" fo:country="NL"/>
    </style:style>
    <style:style style:name="T27" style:family="text">
      <style:text-properties style:font-name="Arial Black"/>
    </style:style>
    <style:style style:name="T28"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152cm" draw:marker-start-width="0.584cm" draw:marker-end-width="0.584cm" draw:textarea-horizontal-align="justify" draw:textarea-vertical-align="middle" draw:auto-grow-height="false" fo:padding-top="0.076cm" fo:padding-bottom="0.076cm" fo:padding-left="0.076cm" fo:padding-right="0.076cm"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487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34cm" style:run-through="foreground"/>
    </style:style>
    <style:style style:name="gr13" style:family="graphic">
      <style:graphic-properties draw:stroke="none" svg:stroke-color="#000000" draw:fill="none" draw:fill-color="#ffffff" fo:min-height="0.44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4" svg:width="14.431cm" svg:height="17.312cm" svg:x="0.476cm" svg:y="-0.422cm"><text:p text:style-name="P53"><text:span text:style-name="T27">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52" text:outline-level="2">Asynch Interface and Operation Usage Mapping</text:h>
      <text:p text:style-name="paragraph">CORBA already provides a suitable technique on the middleware layer called AMI (see the CORBA specification).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nnector should be created. This connector provides the asynchronous interfaces for the clients and invoked the reply handler. The design of this connector and the signature of the used interfaces and operations are all described in implied-IDL. </text:p>
      <text:p text:style-name="paragraph"><text:span text:style-name="T9">Each designed interface is mapped to implied-IDL interfaces and operations. An interface is prefixed by “</text:span><text:span text:style-name="T8">AMI_</text:span><text:span text:style-name="T9">”. If this implied-IDL interface name conflicts with existing interface in the same module, </text:span><text:span text:style-name="T17">xxxx</text:span><text:span text:style-name="T9">. Each operation in an interface is prefixed with “</text:span><text:span text:style-name="T8">sendc_</text:span><text:span text:style-name="T6">”.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Example</text:h>
      <text:p text:style-name="paragraph">An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32491504"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3">Operations declared oneway are not mapped to asynchronous invocation stubs because <text:span text:style-name="T9">they </text:span><text:soft-page-break/><text:span text:style-name="T9">are already asynchronous in nature.</text:span></text:p>
          <text:p text:style-name="P44"/>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0">Implied-IDL for asynchronous interfaces</text:p>
      <text:p text:style-name="P12">For each designed interface a new asynchronous interface in implied-IDL is created. The signature of this interface is as follows:</text:p>
      <text:list xml:id="list32468955" text:style-name="L2">
        <text:list-item>
          <text:p text:style-name="P34"><text:span text:style-name="T10">AMI_&lt;ifaceName&gt;</text:span><text:span text:style-name="T11"> where if </text:span><text:span text:style-name="T10">ifaceName</text:span><text:span text:style-name="T11"> is the name of the interface. This will be a local interface.</text:span></text:p>
        </text:list-item>
      </text:list>
      <text:p text:style-name="P12">The operations and attributes within this interface are described in the following sections.</text:p>
      <text:p text:style-name="P10">Implied-IDL for callback interfaces</text:p>
      <text:p text:style-name="P12">For each designed interface a new callback interface in implied-IDL is created. The signature of this interface is as follows:</text:p>
      <text:list xml:id="list32607767" text:continue-numbering="true" text:style-name="L2">
        <text:list-item>
          <text:p text:style-name="P34"><text:span text:style-name="T10">AMI_&lt;ifaceName&gt;Callback</text:span><text:span text:style-name="T11"> where if </text:span><text:span text:style-name="T10">ifaceName</text:span><text:span text:style-name="T11"> is the name of the interface. This will be a local interface.</text:span></text:p>
        </text:list-item>
      </text:list>
      <text:p text:style-name="paragraph"><text:span text:style-name="T11">The operations and attributes within this interface are described in the section </text:span><text:span text:style-name="T13">xxx</text:span><text:span text:style-name="T11">.</text:span></text:p>
      <text:p text:style-name="P9"><text:span text:style-name="T9"><text:s/></text:span><text:span text:style-name="T16">Implied-IDL for operations</text:span></text:p>
      <text:p text:style-name="P12">The signature of the implied-IDL for a given IDL operation is exactly the same as the AMI for CORBA:</text:p>
      <text:list xml:id="list32484898" text:style-name="L3">
        <text:list-item>
          <text:p text:style-name="P35">void return type, followed by;</text:p>
        </text:list-item>
        <text:list-item>
          <text:p text:style-name="P39"><text:span text:style-name="T8">sendc_&lt;opName&gt;</text:span><text:span text:style-name="T9"> where </text:span><text:span text:style-name="T8">opName</text:span><text:span text:style-name="T9"> is the name of the operation.</text:span></text:p>
        </text:list-item>
      </text:list>
      <text:p text:style-name="P12">The asynchronous callback version takes the following arguments in order:</text:p>
      <text:list xml:id="list32465902" text:style-name="L4">
        <text:list-item>
          <text:p text:style-name="P40"><text:span text:style-name="T11">An object reference to a type-specific </text:span><text:span text:style-name="T10">ReplyHandler</text:span><text:span text:style-name="T11"> as described in Section </text:span><text:span text:style-name="T13">xxx</text:span><text:span text:style-name="T11">, “Type-Specific ReplyHandler Mapping,” with the parameter name </text:span><text:span text:style-name="T10">ami_handler</text:span><text:span text:style-name="T11">. If a nil </text:span><text:soft-page-break/><text:span text:style-name="T10">ReplyHandler</text:span><text:span text:style-name="T11"> reference is specified when this operation is invoked, no response will be returned for this invocation. A system exception may be raised by the ORB during evaluation of the request, but once </text:span><text:span text:style-name="T10">sendc</text:span><text:span text:style-name="T11"> returns, no further results of the operation will be made available. This is equivalent to setting </text:span><text:span text:style-name="T11">the </text:span><text:span text:style-name="T10">CORBA::INV_NO_RESPONSE</text:span><text:span text:style-name="T11"> flag when making a DII </text:span><text:span text:style-name="T11">deferred request.</text:span></text:p>
        </text:list-item>
      </text:list>
      <text:list xml:id="list32471189"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0">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32489644"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5"><text:span text:style-name="T14">sendc_get_&lt;attributeName&gt;</text:span><text:span text:style-name="T11"> for reading the attribute value, where attributeName is the name of the attribute, or</text:span></text:p>
        </text:list-item>
        <text:list-item>
          <text:p text:style-name="P45"><text:span text:style-name="T14">sendc_set_&lt;attributeName&gt;</text:span><text:span text:style-name="T11"> for setting the attribute value, where attributeName is the name of the attribute that is not defined readonly. The callback implied-IDL operations take the following arguments in order:</text:span></text:p>
        </text:list-item>
        <text:list-item>
          <text:p text:style-name="P46"><text:span text:style-name="T11">An object reference of a type-specific </text:span><text:span text:style-name="T14">ReplyHandler</text:span><text:span text:style-name="T11"> as described in Section</text:span><text:span text:style-name="T13"> xxx</text:span><text:span text:style-name="T12"> </text:span><text:span text:style-name="T11">“Type-Specific ReplyHandler Mapping,” with the parameter name </text:span><text:span text:style-name="T14">ami_handler</text:span><text:span text:style-name="T11">.</text:span></text:p>
        </text:list-item>
        <text:list-item>
          <text:p text:style-name="P47">The additional arguments for asynchronous implied-IDL operations for attributes are as follows:</text:p>
        </text:list-item>
        <text:list-item>
          <text:p text:style-name="P45"><text:span text:style-name="T11">For the attribute’s generated </text:span><text:span text:style-name="T14">get</text:span><text:span text:style-name="T11"> operation, there are no additional arguments.</text:span></text:p>
        </text:list-item>
        <text:list-item>
          <text:p text:style-name="P45"><text:span text:style-name="T11">For the attribute’s generated </text:span><text:span text:style-name="T14">set</text:span><text:span text:style-name="T11"> operation, there is one additional argument, in </text:span><text:span text:style-name="T14">&lt;attrType&gt; attr_&lt;attributeName&gt;</text:span><text:span text:style-name="T11">, where </text:span><text:span text:style-name="T14">attrType</text:span><text:span text:style-name="T11"> is the type of the attribute, and </text:span><text:span text:style-name="T14">attributeName</text:span><text:span text:style-name="T11"> is the name of that attribute. The </text:span><text:span text:style-name="T14">set</text:span><text:span text:style-name="T11"> operation is only generated for attributes that are not defined </text:span><text:span text:style-name="T14">readonly</text:span><text:span text:style-name="T11">.</text:span></text:p>
        </text:list-item>
      </text:list>
      <text:p text:style-name="P28"/>
      <text:p text:style-name="P10">Exception Handling</text:p>
      <text:p text:style-name="P29"><text:soft-page-break/></text:p>
      <text:p text:style-name="P10">Type specific ReplyHandler mapping</text:p>
      <text:p text:style-name="P13"/>
      <text:p text:style-name="P14">Example</text:p>
      <text:p text:style-name="P25">// AMI implied-IDL including callback operations</text:p>
      <text:p text:style-name="P23"><text:span text:style-name="T14">// for original example IDL defined in Sect</text:span><text:span text:style-name="T15">ion xxx</text:span></text:p>
      <text:p text:style-name="P25"/>
      <text:p text:style-name="P25">exception InvalidStock { string sym; };</text:p>
      <text:p text:style-name="P25"/>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local interface AMI_StockManagerCallback;</text:p>
      <text:p text:style-name="P25">local interface AMI_StockManager {</text:p>
      <text:p text:style-name="P25"><text:tab/>void <text:tab/>sendc_get_stock_exchange_name(</text:p>
      <text:p text:style-name="P25"><text:tab/><text:tab/>in AMI_StockManagerCallback ami_handler);</text:p>
      <text:p text:style-name="P25"><text:tab/>void <text:tab/>sendc_set_stock_exchange_name(</text:p>
      <text:p text:style-name="P25"><text:tab/><text:tab/>in AMI_StockManagerCallback ami_handler,</text:p>
      <text:p text:style-name="P25"><text:tab/><text:tab/>in string attr_stock_exchange_name);</text:p>
      <text:p text:style-name="P25"><text:tab/>void <text:tab/>sendc_add_stock(</text:p>
      <text:p text:style-name="P25"><text:tab/><text:tab/>in AMI_StockManagerCallback ami_handler, </text:p>
      <text:p text:style-name="P25"><text:tab/><text:tab/>in string symbol,</text:p>
      <text:p text:style-name="P25"><text:tab/><text:tab/>in double quote);</text:p>
      <text:p text:style-name="P25"><text:tab/>void <text:tab/>sendc_edit_stock(</text:p>
      <text:p text:style-name="P25"><text:tab/><text:tab/>in AMI_StockManagerCallback ami_handler,</text:p>
      <text:p text:style-name="P25"><text:tab/><text:tab/>in string symbol, in double new_quote);</text:p>
      <text:p text:style-name="P25"><text:tab/>void <text:tab/>sendc_remove_stock(</text:p>
      <text:p text:style-name="P25"><text:tab/><text:tab/>in AMI_StockManagerCallback ami_handler,</text:p>
      <text:p text:style-name="P25"><text:tab/><text:tab/>in string symbol);</text:p>
      <text:p text:style-name="P25"><text:tab/>void <text:tab/>sendc_find_closest_symbol(</text:p>
      <text:p text:style-name="P25"><text:tab/><text:tab/>in AMI_StockManagerCallback ami_handler,</text:p>
      <text:p text:style-name="P25"><text:tab/><text:tab/>in string symbol);</text:p>
      <text:p text:style-name="P25"><text:tab/>void <text:tab/>sendc_get_quote(</text:p>
      <text:p text:style-name="P25"><text:tab/><text:tab/>in AMI_StockManagerCallback ami_handler,</text:p>
      <text:p text:style-name="P25"><text:tab/><text:tab/>in string symbol);</text:p>
      <text:p text:style-name="P25">};</text:p>
      <text:p text:style-name="P26"><text:soft-page-break/></text:p>
      <text:p text:style-name="P27"/>
      <text:p text:style-name="P21">// Async callback operation Declarations</text:p>
      <text:p text:style-name="P21">local interface AMI_StockManagerCallback {</text:p>
      <text:p text:style-name="P20"><text:span text:style-name="T24"><text:tab/></text:span><text:span text:style-name="T25"> void <text:tab/>get_stock_exchange_name(</text:span></text:p>
      <text:p text:style-name="P16"><text:tab/><text:tab/><text:tab/>in string ami_return_val);</text:p>
      <text:p text:style-name="P16"><text:tab/>void <text:tab/>get_stock_exchange_name<text:span text:style-name="T23">_</text:span>excep(</text:p>
      <text:p text:style-name="P17"><text:tab/><text:tab/><text:tab/>in CCM_AMI::ExceptionHolder excep_holder);</text:p>
      <text:p text:style-name="P18"><text:span text:style-name="T24"><text:tab/>void <text:tab/>set_stock_exchange_name</text:span><text:span text:style-name="T24">();</text:span></text:p>
      <text:p text:style-name="P18"><text:span text:style-name="T24"><text:tab/>void <text:tab/>set_stock_exchange_name</text:span><text:span text:style-name="T25">_</text:span><text:span text:style-name="T24">excep(</text:span></text:p>
      <text:p text:style-name="P19"><text:tab/><text:tab/><text:tab/>in CCM_AMI::ExceptionHolder excep_holder);</text:p>
      <text:p text:style-name="P18"><text:span text:style-name="T24"><text:tab/>void <text:tab/>add_stock</text:span><text:span text:style-name="T24">(</text:span></text:p>
      <text:p text:style-name="P19"><text:tab/><text:tab/><text:tab/>in boolean ami_return_val);</text:p>
      <text:p text:style-name="P18"><text:span text:style-name="T24"><text:tab/>void <text:tab/>add_stock_</text:span><text:span text:style-name="T24">excep(</text:span></text:p>
      <text:p text:style-name="P19"><text:tab/><text:tab/><text:tab/>in CCM_AMI::ExceptionHolder excep_holder);</text:p>
      <text:p text:style-name="P19"><text:tab/>void <text:tab/>edit_stock();</text:p>
      <text:p text:style-name="P18"><text:span text:style-name="T24"><text:tab/>void <text:tab/>edit_stock_</text:span><text:span text:style-name="T24">excep(</text:span></text:p>
      <text:p text:style-name="P19"><text:tab/><text:tab/><text:tab/>in CCM_AMI::ExceptionHolder excep_holder);</text:p>
      <text:p text:style-name="P19"><text:tab/>void <text:tab/>remove_stock(</text:p>
      <text:p text:style-name="P19"><text:tab/><text:tab/><text:tab/>in double quote);</text:p>
      <text:p text:style-name="P18"><text:span text:style-name="T24"><text:tab/>void <text:tab/>remove_stock_</text:span><text:span text:style-name="T24">excep(</text:span></text:p>
      <text:p text:style-name="P19"><text:tab/><text:tab/><text:tab/>in CCM_AMI::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4"><text:tab/>void <text:tab/>find_closest_symbol_</text:span><text:span text:style-name="T24">excep(</text:span></text:p>
      <text:p text:style-name="P19"><text:tab/><text:tab/><text:tab/>in CCM_AMI::ExceptionHolder excep_holder);</text:p>
      <text:p text:style-name="P19"><text:tab/>void <text:tab/>get_quote(</text:p>
      <text:p text:style-name="P19"><text:tab/><text:tab/><text:tab/>in double ami_return_val);</text:p>
      <text:p text:style-name="P18"><text:span text:style-name="T24"><text:tab/>void <text:tab/>get_quote_</text:span><text:span text:style-name="T24">excep(</text:span></text:p>
      <text:p text:style-name="P19"><text:tab/><text:tab/><text:tab/>in CCM_AMI::ExceptionHolder excep_holder);</text:p>
      <text:p text:style-name="P19">};</text:p>
      <text:p text:style-name="P10">Implied-IDL for a client component</text:p>
      <text:p text:style-name="P12">The signature of the implied-IDL for a client component is as follows:</text:p>
      <text:list xml:id="list32480693" text:style-name="L7">
        <text:list-item>
          <text:p text:style-name="P41">The usual component declaration : <text:span text:style-name="T2">Component Client</text:span></text:p>
        </text:list-item>
      </text:list>
      <text:list xml:id="list32493667" text:style-name="L8">
        <text:list-item>
          <text:p text:style-name="P38">The client uses each declared asynchronous interface using the following declaration :</text:p>
        </text:list-item>
        <text:list-item>
          <text:p text:style-name="P48">uses AMI_&lt;ifaceName&gt; sendc_&lt;ifaceName&gt;</text:p>
        </text:list-item>
      </text:list>
      <text:p text:style-name="P30">where ifaceName is the name of the interface.</text:p>
      <text:list xml:id="list32609667" text:continue-numbering="true" text:style-name="L8">
        <text:list-item>
          <text:p text:style-name="P38">The client should be able to use the synchronous interface. Therefore each interface should be declared as follows:</text:p>
        </text:list-item>
        <text:list-item>
          <text:p text:style-name="P48">uses &lt;ifaceName&gt; &lt;ifaceName&gt;</text:p>
        </text:list-item>
      </text:list>
      <text:p text:style-name="P30"><text:soft-page-break/>where ifaceName is the name of the interface.</text:p>
      <text:p text:style-name="P11">Example</text:p>
      <text:p text:style-name="P25">// Implied IDL for a client component</text:p>
      <text:p text:style-name="P23">component Client {</text:p>
      <text:p text:style-name="P23"><text:tab/>uses AMI_<text:span text:style-name="T14">StockManager sendc</text:span>_<text:span text:style-name="T14">stockmanager</text:span>;</text:p>
      <text:p text:style-name="P23"><text:tab/>uses <text:span text:style-name="T14">StockManager stockmanager</text:span>;</text:p>
      <text:p text:style-name="P23">};</text:p>
      <text:p text:style-name="P10">Implied-IDL for an AMI connector</text:p>
      <text:p text:style-name="P12">The signature of the implied-IDL for an AMI component is as follows:</text:p>
      <text:list xml:id="list32599842" text:continue-numbering="true" text:style-name="L8">
        <text:list-item>
          <text:p text:style-name="P38">For each interface, the following declaration must be inserted in order to provide the asynchronous interface to a client : </text:p>
        </text:list-item>
        <text:list-item>
          <text:p text:style-name="P48">provides AMI_&lt;ifaceName&gt; sendc_&lt;ifaceName&gt;</text:p>
        </text:list-item>
      </text:list>
      <text:p text:style-name="P30">where ifaceName is the name of the interface.</text:p>
      <text:list xml:id="list32601508" text:continue-numbering="true" text:style-name="L8">
        <text:list-item>
          <text:p text:style-name="P38">For each interface, the following declaration should be inserted to perform synchronous requests on the server component:</text:p>
        </text:list-item>
        <text:list-item>
          <text:p text:style-name="P48">uses &lt;ifaceName&gt; &lt;ifaceName&gt;</text:p>
        </text:list-item>
      </text:list>
      <text:p text:style-name="P30">where ifaceName is the name of the interface.</text:p>
      <text:p text:style-name="P11">Example</text:p>
      <text:p text:style-name="P25">// Implied IDL for an AMI connector</text:p>
      <text:p text:style-name="P23">connector AMI_Client {</text:p>
      <text:p text:style-name="P23"><text:tab/>provides AMI_<text:span text:style-name="T14">StockManager sendc</text:span>_<text:span text:style-name="T14">stockmanager</text:span>;</text:p>
      <text:p text:style-name="P23"><text:tab/>uses <text:span text:style-name="T14">StockManager stockmanager</text:span>;</text:p>
      <text:p text:style-name="P23">};</text:p>
      <text:p text:style-name="P23"/>
      <text:p text:style-name="P23"/>
      <text:p text:style-name="P10">Implied-IDL for a server component</text:p>
      <text:p text:style-name="P12">The signature of the implied-IDL for a server component is as follows:</text:p>
      <text:list xml:id="list32620347"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8">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soft-page-break/><text:tab/>provides <text:span text:style-name="T14">StockManager prov_synch_StockManager</text:span>;</text:p>
      <text:p text:style-name="P23">};</text:p>
      <text:p text:style-name="P26"/>
      <text:h text:style-name="P5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5" svg:width="3.44cm" svg:height="3.149cm" svg:x="2.074cm" svg:y="0.666cm"><text:p text:style-name="P55">Sender </text:p><text:p text:style-name="P55">('client' component)</text:p></draw:rect><draw:rect draw:style-name="gr4" draw:text-style-name="P55" svg:width="4.313cm" svg:height="3.149cm" svg:x="7.122cm" svg:y="0.666cm"><text:p text:style-name="P55">AMI_Sender</text:p><text:p text:style-name="P55">(AMI-connector)</text:p></draw:rect><draw:rect draw:style-name="gr3" draw:text-style-name="P55" svg:width="3.44cm" svg:height="3.149cm" svg:x="13.451cm" svg:y="0.661cm"><text:p text:style-name="P55">Receiver </text:p><text:p text:style-name="P55">('server' component)</text:p></draw:rect><draw:g draw:style-name="gr5"><draw:g draw:style-name="gr5"><draw:custom-shape draw:style-name="gr6" svg:width="0.588cm" svg:height="0.615cm" draw:transform="rotate (1.5707963267946) translate (6.03602777777778cm 2.12548611111111cm)"><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5" svg:width="0.239cm" svg:height="0.219cm" svg:x="6.329cm" svg:y="1.732cm"><text:p/></draw:ellipse></draw:g><draw:g draw:style-name="gr5"><draw:custom-shape draw:style-name="gr6" svg:width="0.588cm" svg:height="0.615cm" draw:transform="rotate (-1.57079632679579) translate (6.64986111111111cm 2.323041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5" svg:width="-0.239cm" svg:height="-0.219cm" svg:x="6.361cm" svg:y="2.72cm"><text:p/></draw:ellipse></draw:g><draw:line draw:style-name="gr8" draw:text-style-name="P55" svg:x1="6.083cm" svg:y1="1.832cm" svg:x2="5.801cm" svg:y2="1.83cm"><text:p/></draw:line><draw:line draw:style-name="gr8" draw:text-style-name="P55" svg:x1="5.801cm" svg:y1="1.83cm" svg:x2="5.801cm" svg:y2="2.626cm"><text:p/></draw:line><draw:line draw:style-name="gr8" draw:text-style-name="P55" svg:x1="6.237cm" svg:y1="2.628cm" svg:x2="5.801cm" svg:y2="2.628cm"><text:p/></draw:line><draw:line draw:style-name="gr8" draw:text-style-name="P55" svg:x1="6.567cm" svg:y1="1.827cm" svg:x2="6.885cm" svg:y2="1.827cm"><text:p/></draw:line><draw:line draw:style-name="gr8" draw:text-style-name="P55" svg:x1="6.653cm" svg:y1="2.628cm" svg:x2="6.884cm" svg:y2="2.628cm"><text:p/></draw:line><draw:line draw:style-name="gr8" draw:text-style-name="P55" svg:x1="6.884cm" svg:y1="1.827cm" svg:x2="6.884cm" svg:y2="2.628cm"><text:p/></draw:line></draw:g><draw:line draw:style-name="gr8" draw:text-style-name="P55" svg:x1="5.802cm" svg:y1="2.189cm" svg:x2="5.514cm" svg:y2="2.189cm"><text:p/></draw:line><draw:line draw:style-name="gr8" draw:text-style-name="P55" svg:x1="6.884cm" svg:y1="2.21cm" svg:x2="7.122cm" svg:y2="2.21cm"><text:p/></draw:line><draw:g draw:style-name="gr5"><draw:custom-shape draw:style-name="gr6" svg:width="0.588cm" svg:height="0.615cm" draw:transform="rotate (1.5707963267946) translate (12.2449166666667cm 2.402416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5" svg:width="0.239cm" svg:height="0.219cm" svg:x="12.537cm" svg:y="2.009cm"><text:p text:style-name="P55">v</text:p></draw:ellipse></draw:g><draw:line draw:style-name="gr8" draw:text-style-name="P55" svg:x1="12.245cm" svg:y1="2.125cm" svg:x2="11.435cm" svg:y2="2.125cm"><text:p/></draw:line><draw:line draw:style-name="gr8" draw:text-style-name="P55" svg:x1="12.705cm" svg:y1="2.159cm" svg:x2="13.451cm" svg:y2="2.159cm"><text:p/></draw:line><draw:frame draw:style-name="gr10" svg:width="1.248cm" svg:height="0.532cm" svg:x="11.865cm" svg:y="2.458cm"><draw:text-box><text:p>MyFoo</text:p></draw:text-box></draw:frame><draw:frame draw:style-name="gr11" draw:text-style-name="P56" svg:width="2.091cm" svg:height="0.426cm" svg:x="6.463cm" svg:y="1.04cm"><draw:text-box><text:p><text:span text:style-name="T28">AMI_MyFoo</text:span></text:p></draw:text-box></draw:frame><draw:frame draw:style-name="gr12" draw:text-style-name="P56" svg:width="3.407cm" svg:height="0.426cm" svg:x="3.379cm" svg:y="2.995cm"><draw:text-box><text:p><text:span text:style-name="T28">AMI_MyFooCallback</text:span></text:p></draw:text-box></draw:frame><draw:g draw:style-name="gr5"><draw:custom-shape draw:style-name="gr6" svg:width="0.588cm" svg:height="0.615cm" draw:transform="rotate (1.5707963267946) translate (9.017cm 4.88068055555556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5" svg:width="0.239cm" svg:height="0.219cm" svg:x="9.309cm" svg:y="4.487cm"><text:p text:style-name="P55">v</text:p></draw:ellipse></draw:g><draw:line draw:style-name="gr8" draw:text-style-name="P55" svg:x1="3.759cm" svg:y1="3.815cm" svg:x2="3.759cm" svg:y2="4.579cm"><text:p/></draw:line><draw:line draw:style-name="gr8" draw:text-style-name="P55" svg:x1="9.017cm" svg:y1="4.579cm" svg:x2="3.759cm" svg:y2="4.579cm"><text:p/></draw:line><draw:line draw:style-name="gr8" draw:text-style-name="P55" svg:x1="9.421cm" svg:y1="4.616cm" svg:x2="15.374cm" svg:y2="4.616cm"><text:p/></draw:line><draw:line draw:style-name="gr8" draw:text-style-name="P55" svg:x1="15.374cm" svg:y1="4.62cm" svg:x2="15.374cm" svg:y2="3.81cm"><text:p/></draw:line><draw:frame draw:style-name="gr13" svg:width="2.691cm" svg:height="0.532cm" svg:x="9.537cm" svg:y="4.831cm"><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7">Attributes</text:p>
      <text:p text:style-name="P4"/>
      <text:p text:style-name="P4">The signature of the implied-IDL for the callback model getter and setter operations</text:p>
      <text:p text:style-name="P5">corresponding to an interface’s attribute is as follows.</text:p>
      <text:list xml:id="list32471957" text:style-name="L10">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1">sendc_get_&lt;attributeName&gt;</text:span><text:span text:style-name="T21"> </text:span><text:s/>for reading the attribute value, where</text:p>
                </text:list-item>
              </text:list>
            </text:list-item>
          </text:list>
        </text:list-item>
      </text:list>
      <text:p text:style-name="P6">attributeName is the name of the attribute, or</text:p>
      <text:list xml:id="list32621972" text:continue-numbering="true" text:style-name="L10">
        <text:list-item>
          <text:list>
            <text:list-item>
              <text:list>
                <text:list-item>
                  <text:p text:style-name="P32"><text:soft-page-break/><text:span text:style-name="T1">sendc_set_&lt;attributeName&gt; </text:span><text:span text:style-name="T20"><text:s/>for setting the attribute value, where </text:span><text:span text:style-name="T20">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4"> </text:span></text:span><text:span text:style-name="keyword"><text:span text:style-name="T5">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5"> as prefix and </text:span></text:span><text:span text:style-name="keyword"><text:span text:style-name="T7">Callback</text:span></text:span><text:span text:style-name="keyword"><text:span text:style-name="T5"> as postfix. In this example </text:span></text:span><text:span text:style-name="keyword"><text:span text:style-name="T18">AMI_MyFooCallback</text:span></text:span><text:span text:style-name="keyword"><text:span text:style-name="T5">. In this interface all prefixed sendc_ methods should be listed twice; once without a postfix and once with '_</text:span></text:span><text:span text:style-name="keyword"><text:span text:style-name="T19">excep</text:span></text:span><text:span text:style-name="keyword"><text:span text:style-name="T5">'.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5">The callback_exception is called when the Receiver component caught an exception while executing foo. </text:span></text:span></text:p>
      <text:p text:style-name="paragraph"><text:span text:style-name="keyword"><text:span text:style-name="T5">The Receiver component (server) just provides the original interface (</text:span></text:span><text:span text:style-name="keyword"><text:span text:style-name="T18">MyFoo</text:span></text:span><text:span text:style-name="keyword"><text:span text:style-name="T5">);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local interface AMI_MyFooCallback</text:p>
      <text:p text:style-name="P2">{</text:p>
      <text:p text:style-name="P2"><text:tab/>void foo (in long ami_return_val, in string answer);</text:p>
      <text:p text:style-name="P2"><text:s text:c="6"/>void foo_excep (in <text:span text:style-name="T26">CCM_AMI</text:span>::ExceptionHolder exception_holder);</text:p>
      <text:p text:style-name="P2"/>
      <text:p text:style-name="P2"><text:tab/>void get_rw_attrib (in short ami_return_val);</text:p>
      <text:p text:style-name="P2"><text:tab/>void get_rw_attrib_excep (in <text:span text:style-name="T26">CCM_AMI</text:span>::ExceptionHolder exception_holder);</text:p>
      <text:p text:style-name="P2"><text:tab/></text:p>
      <text:p text:style-name="P2"><text:tab/><text:span text:style-name="T22">void set_rw_attrib ();</text:span></text:p>
      <text:p text:style-name="P2"><text:span text:style-name="T22"><text:tab/></text:span>void set_rw_attrib_excep (in <text:span text:style-name="T26">CCM_AMI</text:span>::ExceptionHolder exception_holder);</text:p>
      <text:p text:style-name="P2"><text:tab/></text:p>
      <text:p text:style-name="P2"><text:tab/>void get_ro_attrib (in short ami_return_val);</text:p>
      <text:p text:style-name="P2"><text:tab/>void get_ro_attrib_excep (in <text:span text:style-name="T26">CCM_AMI</text:span>::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local interface AMI_MyFoo</text:p>
      <text:p text:style-name="P2">{</text:p>
      <text:p text:style-name="P2"><text:tab/>void sendc_foo (in MyFooCallback ami_handler, in string in_str);</text:p>
      <text:p text:style-name="P2"><text:tab/>void sendc_get_rw_attrib (in AMI_MyFooCallback ami_handler);</text:p>
      <text:p text:style-name="P2"><text:tab/>void sendc_set_rw_attrib (in AMI_MyFooCallback ami_handler, in short rw_attrib);</text:p>
      <text:p text:style-name="P2"><text:tab/>void sendc_get_ro_attrib (in AMI_MyFooCallback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component Sender (as the first parameter of the sendc function). The AMI component uses this reply handler to call the Sender when the answer is received. It's up to the user whether <text:soft-page-break/>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component Sender</text:p>
      <text:p text:style-name="code">{</text:p>
      <text:p text:style-name="code"><text:s text:c="2"/>// for asynch invocation.</text:p>
      <text:p text:style-name="code"><text:s text:c="2"/>uses AMI_MyFoo sendc_myfoo;</text:p>
      <text:p text:style-name="code"/>
      <text:p text:style-name="code"><text:s text:c="2"/>// for synchronous invocation</text:p>
      <text:p text:style-name="code"><text:s text:c="2"/>uses MyFoo myfoo;</text:p>
      <text:p text:style-name="code">};</text:p>
      <text:p text:style-name="code"/>
      <text:p text:style-name="P3">// AMI CONNECTOR</text:p>
      <text:p text:style-name="code">connector AMI_Sender</text:p>
      <text:p text:style-name="code">{</text:p>
      <text:p text:style-name="code"><text:s text:c="2"/>//provides the interface for Sender</text:p>
      <text:p text:style-name="code"><text:s text:c="2"/>provides AMI_MyFoo sendc_myfoo;</text:p>
      <text:p text:style-name="code"/>
      <text:p text:style-name="code"><text:s text:c="2"/>//uses the interface of the Receiver ('server')</text:p>
      <text:p text:style-name="code"><text:s text:c="2"/>uses MyFoo myfoo;</text:p>
      <text:p text:style-name="code">};</text:p>
      <text:p text:style-name="code"/>
      <text:p text:style-name="P3">//RECEIVER COMPONENT</text:p>
      <text:p text:style-name="code">component Receiver</text:p>
      <text:p text:style-name="code">{</text:p>
      <text:p text:style-name="code"><text:s text:c="2"/>//provides </text:p>
      <text:p text:style-name="code"><text:s text:c="2"/>provides MyFoo prov_synch_MyFoo;</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Heading_20_6" style:display-name="Heading 6" style:family="paragraph" style:parent-style-name="Standard" style:next-style-name="paragraph" style:class="text">
      <style:paragraph-properties fo:margin-left="2cm" fo:margin-right="0cm" fo:margin-top="0.635cm" fo:margin-bottom="0cm" fo:text-indent="0cm" style:auto-text-indent="false" fo:keep-with-next="always"/>
      <style:text-properties fo:font-style="italic" style:font-style-asian="italic"/>
    </style:style>
    <style:style style:name="Heading_20_1" style:display-name="Heading 1" style:family="paragraph" style:parent-style-name="Standard" style:next-style-name="paragraph" style:default-outline-level="1" style:class="text">
      <style:paragraph-properties fo:margin-top="2.54cm" fo:margin-bottom="0.494cm" fo:break-before="page" fo:padding-left="0cm" fo:padding-right="0cm" fo:padding-top="0cm" fo:padding-bottom="0.035cm" fo:border-left="none" fo:border-right="none" fo:border-top="none" fo:border-bottom="0.018cm solid #000000" fo:keep-with-next="always">
        <style:tab-stops>
          <style:tab-stop style:position="5.001cm"/>
          <style:tab-stop style:position="16.002cm"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default-outline-level="2" style:class="text">
      <style:paragraph-properties fo:margin-left="2.002cm" fo:margin-right="0cm" fo:margin-top="1.27cm" fo:margin-bottom="0cm" fo:text-indent="-1.501cm" style:auto-text-indent="false" fo:keep-with-next="always">
        <style:tab-stops>
          <style:tab-stop style:position="2cm"/>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2cm" fo:margin-right="0cm" fo:text-align="start" style:justify-single-word="false" fo:orphans="0" fo:widows="0" fo:text-indent="0cm" style:auto-text-indent="false" fo:background-color="#e6e6e6"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212cm" fo:margin-bottom="0cm"/>
    </style:style>
    <style:style style:name="Légende" style:family="paragraph" style:parent-style-name="compact_20_paragraph" style:next-style-name="paragraph">
      <style:paragraph-properties fo:margin-top="0.212cm" fo:margin-bottom="0.212cm"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10-01-04T12:49:27.52</dc:date>
    <meta:editing-duration>PT11H01M51S</meta:editing-duration>
    <meta:editing-cycles>67</meta:editing-cycles>
    <meta:generator>OpenOffice.org/3.1$Win32 OpenOffice.org_project/310m19$Build-9420</meta:generator>
    <dc:creator>Johnny Willemsen</dc:creator>
    <meta:document-statistic meta:table-count="0" meta:image-count="0" meta:object-count="0" meta:page-count="12" meta:paragraph-count="244" meta:word-count="2105" meta:character-count="14965"/>
    <meta:user-defined meta:name="Info 1"/>
    <meta:user-defined meta:name="Info 2"/>
    <meta:user-defined meta:name="Info 3"/>
    <meta:user-defined meta:name="Info 4"/>
  </office:meta>
</office:document-meta>
</file>